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d32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d32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d32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d32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d32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d32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d32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d32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d32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d32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d32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d32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d32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d32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d32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d32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d32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Kamila Isabella Castillo Itanare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6/1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4253711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ntonio Fernando Catill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350163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00.11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6" meta:character-count="1168" meta:non-whitespace-character-count="1001"/>
    <meta:template xlink:type="simple" xlink:actuate="onRequest" xlink:title="Normal" xlink:href=""/>
  </office:meta>
</office:document-meta>
</file>